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ubtitle">
      <style:text-properties officeooo:paragraph-rsid="01cedb37"/>
    </style:style>
    <style:style style:name="P3" style:family="paragraph" style:parent-style-name="Standard">
      <style:text-properties style:text-underline-style="none" officeooo:rsid="01fed495" officeooo:paragraph-rsid="005a2dd8" style:font-name-complex="Mangal" style:font-size-complex="10.5pt"/>
    </style:style>
    <style:style style:name="P4" style:family="paragraph" style:parent-style-name="Title">
      <style:text-properties officeooo:rsid="0285e235" officeooo:paragraph-rsid="0285e23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15d35fb"/>
    </style:style>
    <style:style style:name="T3" style:family="text">
      <style:text-properties officeooo:rsid="01d05445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WR POWER METER F8KGL</text:p>
      <text:p text:style-name="Title"/>
      <text:p text:style-name="Title"/>
      <text:p text:style-name="P4">Principe de calibration</text:p>
      <text:p text:style-name="Title">V 0.<text:span text:style-name="T2">6</text:span></text:p>
      <text:p text:style-name="P2"><text:span text:style-name="T3">F</text:span>0EOS-F4BJH-<text:date style:data-style-name="N37" text:date-value="2019-06-28T07:34:14.990638769" text:fixed="true">28/06/19</text:date>-Vauréal Amitié Radio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"><text:a xlink:type="simple" xlink:href="#__RefHeading__4103_246836813" text:style-name="Index_20_Link" text:visited-style-name="Index_20_Link">1-INTRODUCTION<text:tab/>3</text:a></text:p>
        </text:index-body>
      </text:table-of-content>
      <text:h text:style-name="Heading_20_1" text:outline-level="1"/>
      <text:h text:style-name="P1" text:outline-level="1"><text:bookmark-start text:name="__RefHeading__4103_246836813"/>1-INTRODUCTION<text:bookmark-end text:name="__RefHeading__4103_246836813"/></text:h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2" draw:dots2="1" draw:dots2-length="0.065cm" draw:distance="0.065cm"/>
    <draw:stroke-dash draw:name="Dashed_20__28_var_29__20_4" draw:display-name="Dashed (var) 4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Footer" style:family="paragraph" style:parent-style-name="Standard" style:class="extra"/>
    <style:style style:name="Subtitle" style:family="paragraph" style:parent-style-name="Heading" style:class="chapter"/>
    <style:style style:name="Addressee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<text:file-name text:display="name-and-extension">SWR_POWER_METER_F8KGL_Principe_de_calibration_v0.7.odt</text:file-name></text:span><text:title/><text:tab/><text:tab/><text:tab/><text:tab/><text:tab/><text:tab/><text:tab/> <text:s/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</meta:initial-creator>
    <meta:editing-cycles>538</meta:editing-cycles>
    <meta:creation-date>2017-12-15T09:57:00</meta:creation-date>
    <dc:date>2019-07-11T17:02:21.637000000</dc:date>
    <dc:language>fr-FR</dc:language>
    <meta:editing-duration>P3DT7H8M42S</meta:editing-duration>
    <meta:generator>LibreOffice/6.1.5.2$Linux_X86_64 LibreOffice_project/10$Build-2</meta:generator>
    <meta:document-statistic meta:table-count="0" meta:image-count="0" meta:object-count="0" meta:page-count="3" meta:paragraph-count="8" meta:word-count="20" meta:character-count="204" meta:non-whitespace-character-count="184"/>
    <meta:user-defined meta:name="AppVersion">14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